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2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2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22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2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2760d7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2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3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3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3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4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4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15b1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15b1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4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ea67c" officeooo:paragraph-rsid="002ea67c" style:font-weight-asian="bold" style:font-weight-complex="bold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3015b1" officeooo:paragraph-rsid="003015b1" style:font-weight-asian="bold" style:font-weight-complex="bold"/>
    </style:style>
    <style:style style:name="P5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5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5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015b1" officeooo:paragraph-rsid="003015b1"/>
    </style:style>
    <style:style style:name="P5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015b1" officeooo:paragraph-rsid="003015b1"/>
    </style:style>
    <style:style style:name="P60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61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f1c3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7d3c8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2c4c0"/>
    </style:style>
    <style:style style:name="T35" style:family="text">
      <style:text-properties officeooo:rsid="002390c5"/>
    </style:style>
    <style:style style:name="T36" style:family="text">
      <style:text-properties officeooo:rsid="002760d7"/>
    </style:style>
    <style:style style:name="T37" style:family="text">
      <style:text-properties officeooo:rsid="00279bae"/>
    </style:style>
    <style:style style:name="T38" style:family="text">
      <style:text-properties officeooo:rsid="002b0214"/>
    </style:style>
    <style:style style:name="T39" style:family="text">
      <style:text-properties officeooo:rsid="002ba409"/>
    </style:style>
    <style:style style:name="T40" style:family="text">
      <style:text-properties fo:font-style="italic" fo:font-weight="normal" officeooo:rsid="002d35f5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d35f5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d35f5" style:font-style-asian="normal" style:font-weight-asian="bold" style:font-style-complex="normal" style:font-weight-complex="bold"/>
    </style:style>
    <style:style style:name="T49" style:family="text">
      <style:text-properties fo:font-weight="normal" officeooo:rsid="002d35f5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29">SpottyThings</text:span><text:span text:style-name="T1">. L’obiettivo del documento è quello di definire i seguenti punti:</text:span></text:p>
      <text:list xml:id="list2209974475" text:style-name="L1">
        <text:list-item>
          <text:p text:style-name="P15">Obiettivi del progetto.</text:p>
        </text:list-item>
        <text:list-item>
          <text:p text:style-name="P15">Requisiti funzionali.</text:p>
        </text:list-item>
        <text:list-item>
          <text:p text:style-name="P15">Requisiti non funzionali.</text:p>
        </text:list-item>
        <text:list-item>
          <text:p text:style-name="P15">Requisiti di Front-End.</text:p>
        </text:list-item>
        <text:list-item>
          <text:p text:style-name="P15">Requisiti di Back-End.</text:p>
        </text:list-item>
      </text:list>
      <text:p text:style-name="P14"/>
      <text:p text:style-name="P1">Obiettivi del progetto</text:p>
      <text:p text:style-name="P7"><text:span text:style-name="T1">Il progetto </text:span><text:span text:style-name="T29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38">dovrà consentire</text:span>:</text:p>
      <text:list xml:id="list2160909863" text:style-name="L2">
        <text:list-item>
          <text:p text:style-name="P60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61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, </text:span><text:span text:style-name="T3">salvando</text:span><text:span text:style-name="T2"> quelli di maggior interesse;</text:span><text:bookmark-end text:name="o2"/></text:p>
        </text:list-item>
        <text:list-item>
          <text:p text:style-name="P61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60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60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60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1210018940" text:style-name="L3">
        <text:list-header>
          <text:p text:style-name="P16"/>
        </text:list-header>
        <text:list-item>
          <text:p text:style-name="P16">Relativamente all’<text:a xlink:type="simple" xlink:href="#o1" text:style-name="Internet_20_link" text:visited-style-name="Visited_20_Internet_20_Link"><text:span text:style-name="T33">obiettivo 1</text:span></text:a>:</text:p>
        </text:list-item>
      </text:list>
      <text:list xml:id="list843655791" text:style-name="L4">
        <text:list-item>
          <text:list>
            <text:list-item>
              <text:p text:style-name="P34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35"><text:soft-page-break/><text:span text:style-name="T11">p</text:span><text:span text:style-name="T14">ermettere, in fase di registrazione, di inserire uno o più metodi di pagamento, fornendo i dati della propria carta di credito per effettuare pagamenti online </text:span><text:span text:style-name="T16">oppure un conto PayPal</text:span><text:span text:style-name="T14">;</text:span></text:p>
            </text:list-item>
            <text:list-item>
              <text:p text:style-name="P34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19">permettere di recuperare la password in caso venga dimenticata <text:span text:style-name="T34">(con le modalità specificate al </text:span><text:a xlink:type="simple" xlink:href="#RNF 2" text:style-name="Internet_20_link" text:visited-style-name="Visited_20_Internet_20_Link"><text:span text:style-name="T34">RNF </text:span></text:a><text:a xlink:type="simple" xlink:href="#RNF 2" text:style-name="Internet_20_link" text:visited-style-name="Visited_20_Internet_20_Link"><text:span text:style-name="T39">2</text:span></text:a><text:span text:style-name="T34">)</text:span>;</text:p>
            </text:list-item>
            <text:list-item>
              <text:p text:style-name="P19">permettere ad un utente già registrato di accedere sito <text:span text:style-name="T34">unicamente</text:span> mediante il proprio username<text:span text:style-name="T34"> </text:span>e la propria password;</text:p>
            </text:list-item>
            <text:list-item>
              <text:p text:style-name="P34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36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0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3</text:span></text:a><text:span text:style-name="T11">);</text:span></text:p>
            </text:list-item>
            <text:list-item>
              <text:p text:style-name="P17">permette<text:span text:style-name="T34">re </text:span>di verificare lo stato degli oggetti postati (se sono attualmente in vendita, in affitto o in scambio) <text:span text:style-name="T34">e di modificarlo dall’utente stesso dopo che una transazione è avvenuta</text:span>;</text:p>
            </text:list-item>
            <text:list-item>
              <text:p text:style-name="P48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37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2">RF 17</text:span></text:a><text:span text:style-name="T13">);</text:span></text:p>
              <text:p text:style-name="P20"/>
            </text:list-item>
          </text:list>
        </text:list-item>
      </text:list>
      <text:list xml:id="list1248040112" text:style-name="L5">
        <text:list-item>
          <text:p text:style-name="P38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23">:</text:span></text:p>
        </text:list-item>
      </text:list>
      <text:list xml:id="list235620188574264" text:continue-list="list843655791" text:style-name="L4">
        <text:list-item>
          <text:list>
            <text:list-item>
              <text:p text:style-name="P35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35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35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34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17">permettere, tramite <text:span text:style-name="T35">un</text:span> calendario, di verificare per i prodotti in affitto le disponibilità temporali di tali prodotti;</text:p>
            </text:list-item>
            <text:list-item>
              <text:p text:style-name="P34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34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34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1">RF 23</text:span></text:a><text:span text:style-name="T7">)</text:span><text:span text:style-name="T8">;</text:span></text:p>
            </text:list-item>
          </text:list>
        </text:list-item>
      </text:list>
      <text:p text:style-name="P10"/>
      <text:p text:style-name="P10"/>
      <text:p text:style-name="P10"/>
      <text:list xml:id="list1580795644" text:style-name="L6">
        <text:list-item>
          <text:p text:style-name="P39"><text:soft-page-break/><text:span text:style-name="T4">Relativamente all’</text:span><text:a xlink:type="simple" xlink:href="#o3" text:style-name="Internet_20_link" text:visited-style-name="Visited_20_Internet_20_Link"><text:span text:style-name="T26">obiettivo 3</text:span></text:a><text:span text:style-name="T4">:</text:span></text:p>
        </text:list-item>
      </text:list>
      <text:list xml:id="list235620307573637" text:continue-list="list235620188574264" text:style-name="L4">
        <text:list-item>
          <text:list>
            <text:list-item>
              <text:p text:style-name="P34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21">permettere all’utente di acquistare un prodotto pagando online tramite uno dei metodi di pagamento inseriti, <text:span text:style-name="T37">nel caso il venditore lo accetti e abbia quindi collegato il proprio profilo PayPal;</text:span></text:p>
            </text:list-item>
          </text:list>
        </text:list-item>
      </text:list>
      <text:list xml:id="list2625725558" text:style-name="L7">
        <text:list-header>
          <text:p text:style-name="P22"/>
        </text:list-header>
        <text:list-item>
          <text:p text:style-name="P40"><text:span text:style-name="T9">Relativamente all’</text:span><text:a xlink:type="simple" xlink:href="#o4" text:style-name="Internet_20_link" text:visited-style-name="Visited_20_Internet_20_Link"><text:span text:style-name="T27">obiettivo 4</text:span></text:a><text:span text:style-name="T9">:</text:span></text:p>
        </text:list-item>
      </text:list>
      <text:list xml:id="list235620800494363" text:continue-list="list235620307573637" text:style-name="L4">
        <text:list-item>
          <text:list>
            <text:list-item>
              <text:p text:style-name="P23">consentire agli utenti registrati sul sito di postare annunci per i vari oggetti, <text:span text:style-name="T36">in cui </text:span>dovranno essere specificat<text:span text:style-name="T36">i: titolo dell’annunci</text:span><text:span text:style-name="T37">o</text:span><text:span text:style-name="T36">,</text:span> una breve descrizione <text:span text:style-name="T36">del prodotto </text:span>di massimo 250 caratteri, il prezzo del prodotto, la metodologia di transazione (vendita, affitto, in questo caso si specifica anche il periodo in cui il prodotto è disponibile, e scambio con altri prodotti, nel caso in cui si voglia proporre uno scambio con un oggetto di altri utenti), <text:span text:style-name="T36">foto (un massimo di 10);</text:span></text:p>
            </text:list-item>
            <text:list-item>
              <text:p text:style-name="P25">permettere di rimuovere gli annunci degli articoli venduti o non momentaneamente disponibili, per poi ripostarli quando torneranno a disposizione;</text:p>
            </text:list-item>
          </text:list>
        </text:list-item>
      </text:list>
      <text:list xml:id="list4125141509" text:style-name="L8">
        <text:list-header>
          <text:p text:style-name="P24"/>
        </text:list-header>
        <text:list-item>
          <text:p text:style-name="P41"><text:span text:style-name="T9">Relativamente all’</text:span><text:a xlink:type="simple" xlink:href="#o5" text:style-name="Internet_20_link" text:visited-style-name="Visited_20_Internet_20_Link"><text:span text:style-name="T27">obiettivo 5</text:span></text:a><text:span text:style-name="T9">:</text:span></text:p>
        </text:list-item>
      </text:list>
      <text:list xml:id="list235620688262315" text:continue-list="list235620800494363" text:style-name="L4">
        <text:list-item>
          <text:list>
            <text:list-item>
              <text:p text:style-name="P34"><text:bookmark-start text:name="RF 25"/><text:bookmark-start text:name="RF 17"/><text:span text:style-name="T9">permettere</text:span><text:bookmark-end text:name="RF 17"/><text:span text:style-name="T9"> agli utenti, </text:span><text:span text:style-name="T7">al termine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23">permettere di visualizzare i commenti e le valutazioni degli altri utenti sul profilo;</text:p>
            </text:list-item>
          </text:list>
        </text:list-item>
      </text:list>
      <text:p text:style-name="P26"/>
      <text:list xml:id="list1536658961" text:style-name="L9">
        <text:list-item>
          <text:p text:style-name="P42"><text:span text:style-name="T8">Relativamente all’</text:span><text:a xlink:type="simple" xlink:href="#o6" text:style-name="Internet_20_link" text:visited-style-name="Visited_20_Internet_20_Link"><text:span text:style-name="T28">obiettivo 6</text:span></text:a><text:span text:style-name="T8">:</text:span></text:p>
        </text:list-item>
      </text:list>
      <text:list xml:id="list235619361756758" text:continue-list="list235620688262315" text:style-name="L4">
        <text:list-item>
          <text:list>
            <text:list-item>
              <text:p text:style-name="P34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28">gestire i soldi pagati dall’acquirente e depositarli sul conto del venditore solamente dopo conferma di ricezione del pacco;</text:p>
            </text:list-item>
            <text:list-item>
              <text:p text:style-name="P29">consentire di segnalare all’acquirente il corretto ricevimento del prodotto;</text:p>
            </text:list-item>
            <text:list-item>
              <text:p text:style-name="P27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17">bloccare il profilo di un utente nel caso in cui non vengano rispettati i termini d’uso del servizio.</text:p>
            </text:list-item>
          </text:list>
        </text:list-item>
      </text:list>
      <text:p text:style-name="P10"/>
      <text:p text:style-name="P12"/>
      <text:p text:style-name="P13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12">Sicurezza</text:p>
      <text:list xml:id="list3129744509" text:style-name="L10">
        <text:list-item>
          <text:p text:style-name="P30"><text:bookmark-start text:name="RNF 1"/>Per garantire un elevato livello di sicurezza ogni password dovrà soddisfare questi requisiti: avere minimo 8 caratteri, di cui almeno un carattere speciale, uno lettera maiuscola, una lettera minuscola e un numero.<text:bookmark-end text:name="RNF 1"/></text:p>
        </text:list-item>
        <text:list-item>
          <text:p text:style-name="P30"><text:bookmark-start text:name="RNF 2"/>Il sistema permetterà il cambio password nel caso in cui venga dimenticata. Sarà possibile accedere ad un link inviato nella mail specificata durante la registrazione e inserire (due volte) una nuova password conforme con i requisiti espressi nel <text:a xlink:type="simple" xlink:href="#RNF 1" text:style-name="Internet_20_link" text:visited-style-name="Visited_20_Internet_20_Link">RNF 1</text:a>.<text:bookmark-end text:name="RNF 2"/></text:p>
        </text:list-item>
        <text:list-item>
          <text:p text:style-name="P30"><text:bookmark-start text:name="RNF 3"/>Il sistema obbliga gli utenti a cambiare la vecchia password ogni 6 mesi. Si prevede la digitazione della vecchia password e due volte la digitazione di quella nuova. Successivamente verrà inviato un link via mail da premere per confermare il cambiamento della password. In caso d password dimenticata si procederà secondo il <text:a xlink:type="simple" xlink:href="#RNF 2" text:style-name="Internet_20_link" text:visited-style-name="Visited_20_Internet_20_Link">RNF 2</text:a>.<text:bookmark-end text:name="RNF 3"/></text:p>
        </text:list-item>
        <text:list-item>
          <text:p text:style-name="P30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30">Il sistema prevede, facoltativamente, l’utilizzo dell’autenticazione a due fattori: se abilitata prima di ogni accesso l’utente riceverà un codice di 6 cifre mandato via sms al numero specificato da inserire in fase di login.</text:p>
        </text:list-item>
        <text:list-item>
          <text:p text:style-name="P32">I pagamenti devono essere gestiti via SSL e la transazione deve essere protetta da crittografia.</text:p>
        </text:list-item>
      </text:list>
      <text:p text:style-name="P31"/>
      <text:p text:style-name="P33">Portabilità</text:p>
      <text:list xml:id="list235619147258095" text:continue-numbering="true" text:style-name="L10">
        <text:list-item>
          <text:p text:style-name="P43"><text:span text:style-name="T21">L’applicazione</text:span><text:span text:style-name="T19"> Web deve essere eseguito senza problemi sui browser Google Chrome </text:span><text:span text:style-name="T20">(dalla versione </text:span><text:span text:style-name="T22">97.0.4692 del 4 gennaio 2022)</text:span><text:span text:style-name="T19">, Mozilla Firefox </text:span><text:span text:style-name="T20">(dalla versione Firefox 96.0.3 del 27 gennaio 2022)</text:span><text:span text:style-name="T19">, Safari </text:span><text:span text:style-name="T20">(</text:span><text:span text:style-name="T21">a partire dalle prime versioni rilasciate nel 2022</text:span><text:span text:style-name="T20">) </text:span><text:span text:style-name="T19">e Opera </text:span><text:span text:style-name="T20">(dalla versione Opera 93 del 19 gennaio 2022</text:span><text:span text:style-name="T21">).</text:span></text:p>
        </text:list-item>
        <text:list-item>
          <text:p text:style-name="P44"><text:span text:style-name="T21">L’applicazione web deve inoltre essere cross-platform e ottimizzato per funzionare anche su diverse piattaforme (desktop, smartphone, tablet).</text:span></text:p>
        </text:list-item>
      </text:list>
      <text:p text:style-name="P50"/>
      <text:p text:style-name="P51">Usabilità</text:p>
      <text:list xml:id="list235620033791205" text:continue-numbering="true" text:style-name="L10">
        <text:list-item>
          <text:p text:style-name="P49">Un utente che non conosce il sistema deve essere in grado di registrarsi nel giro di 5 minuti e di effettuare un annuncio in circa 10 minuti.</text:p>
        </text:list-item>
        <text:list-item>
          <text:p text:style-name="P44"><text:span text:style-name="T49">L’applicazione web soddisfa i requisiti di accessibilità definiti in regole precise: la versione 2.1 (quella attuale) delle </text:span><text:a xlink:type="simple" xlink:href="https://www.w3.org/TR/2018/REC-WCAG21-20180605/" text:style-name="Internet_20_link" text:visited-style-name="Visited_20_Internet_20_Link"><text:span text:style-name="T40">Web Content Accesibility Guidelines</text:span></text:a><text:span text:style-name="T40"> </text:span><text:span text:style-name="T44">(</text:span><text:span text:style-name="T48">WCAG</text:span><text:span text:style-name="T44">) definite dal </text:span><text:span text:style-name="T40">Worl Wide Web Consortium</text:span><text:span text:style-name="T44"> (</text:span><text:span text:style-name="T48">W3C</text:span><text:span text:style-name="T44">).</text:span></text:p>
        </text:list-item>
      </text:list>
      <text:p text:style-name="P46"><text:span text:style-name="T44"/></text:p>
      <text:p text:style-name="P52"><text:span text:style-name="T42">P</text:span><text:span text:style-name="T41">rivacy</text:span></text:p>
      <text:list xml:id="list235619673382213" text:continue-numbering="true" text:style-name="L10">
        <text:list-item>
          <text:p text:style-name="P55"><text:span text:style-name="T44">D</text:span><text:span text:style-name="T43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47">GDPR</text:span></text:a><text:span text:style-name="T43">, o ufficialmente detta regolamento (UE) n. 2016/679) in materia di trattamento dei dati personali e di privacy.</text:span></text:p>
        </text:list-item>
        <text:list-item>
          <text:p text:style-name="P57"><text:span text:style-name="T43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3">meccanismo</text:span></text:a><text:span text:style-name="T43"> per verificare il documento di identità</text:span><text:span text:style-name="T46">.</text:span></text:p>
        </text:list-item>
      </text:list>
      <text:p text:style-name="P56"><text:span text:style-name="T43"/></text:p>
      <text:p text:style-name="P53"><text:span text:style-name="T41">Prestazioni</text:span></text:p>
      <text:list xml:id="list235620581234815" text:continue-numbering="true" text:style-name="L10">
        <text:list-item>
          <text:p text:style-name="P57"><text:span text:style-name="T43">Il sito web deve permettere di effettuare il login entro 2 secondi dall’inserimento dei dati e deve caricare gli annunci cercati dall’utente in massimo 3 secondi.</text:span></text:p>
        </text:list-item>
        <text:list-item>
          <text:p text:style-name="P45"><text:soft-page-break/><text:span text:style-name="T45">La fase di transazione tra una funzionalità e l’altra del sito web deve essere fluida e avvenire in non più di 1 secondo.</text:span></text:p>
        </text:list-item>
      </text:list>
      <text:p text:style-name="P47"><text:span text:style-name="T45"/></text:p>
      <text:p text:style-name="P54"><text:span text:style-name="T41">Robustezza</text:span></text:p>
      <text:list xml:id="list235620447373102" text:continue-numbering="true" text:style-name="L10">
        <text:list-item>
          <text:p text:style-name="P58"><text:span text:style-name="T43">L’applicazione web deve mantenere almeno un backup dei dati dell’utente in caso di perdita dei dati nel database.</text:span></text:p>
        </text:list-item>
      </text:list>
      <text:p text:style-name="P59"><text:span text:style-name="T43"/></text:p>
      <text:p text:style-name="P54"><text:span text:style-name="T41">Localizzazione</text:span></text:p>
      <text:list xml:id="list235619739611305" text:continue-numbering="true" text:style-name="L10">
        <text:list-item>
          <text:p text:style-name="P58"><text:span text:style-name="T43">L’applicazione web deve individuare gli annunci più vicini geograficamente all’utente.</text:span></text:p>
        </text:list-item>
      </text:list>
      <text:p text:style-name="P59"><text:span text:style-name="T43"/></text:p>
      <text:p text:style-name="P59"><text:span text:style-name="T43"/></text:p>
      <text:list xml:id="list235620309604686" text:continue-numbering="true" text:style-name="L10">
        <text:list-header>
          <text:p text:style-name="P57"><text:span text:style-name="T43"><text:s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09-30T23:56:18.530599842</dc:date>
    <meta:editing-duration>PT19M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85" meta:word-count="1664" meta:character-count="10839" meta:non-whitespace-character-count="9320"/>
  </office:meta>
</office:document-meta>
</file>